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Overview:</text:span></text:p>
      <text:p text:style-name="P1"><text:span text:style-name="T1">-<text:s/></text:span><text:span text:style-name="T2">The task is to create a client side application that consumes our eSports feed.</text:span><text:span text:style-name="T3"/></text:p>
      <text:p text:style-name="P1"><text:span text:style-name="T3">- The solution should enable users to view all matches for eSports.</text:span></text:p>
      <text:p text:style-name="P1"><text:span text:style-name="T3">- Users should also be able to group matches by event.</text:span></text:p>
      <text:p text:style-name="P1"><text:span text:style-name="T3">- Users should receive live updates.</text:span></text:p>
      <text:p text:style-name="P1"><text:span text:style-name="T4"/></text:p>
      <text:p text:style-name="P1"><text:span text:style-name="T5">Implementation details:</text:span></text:p>
      <text:p text:style-name="P1"><text:span text:style-name="T5">- In this repository you will find a simple Node.js server that exposes a single endpoint: '/matches'. Calling that endpoint will give you access to all the data you need to complete the task.</text:span></text:p>
      <text:p text:style-name="P1"><text:span text:style-name="T5">- You must show all<text:s/></text:span><text:span text:style-name="T6">Matches<text:s/></text:span><text:span text:style-name="T7">from the endpoint with the following data: Match name and date, the first match<text:s/></text:span><text:span text:style-name="T8">Bet<text:s/></text:span><text:span text:style-name="T9">and it's<text:s/></text:span><text:span text:style-name="T10">Odds<text:s/></text:span><text:span text:style-name="T11">(For reference see<text:s/></text:span><text:a xlink:href="https://beteast.com/esports"><text:span text:style-name="T12">https://beteast.com/esports</text:span></text:a><text:span text:style-name="T13">)</text:span></text:p>
      <text:p text:style-name="P1"><text:span text:style-name="T13">- The default view should be all matches sorted by<text:s/></text:span><text:span text:style-name="T14">StartDate<text:s/></text:span><text:span text:style-name="T15">but there should be an option to group the matches by<text:s/></text:span><text:span text:style-name="T16">Event</text:span></text:p>
      <text:p text:style-name="P1"><text:span text:style-name="T17">-<text:s/></text:span><text:span text:style-name="T18">You should send a request to the endpoint every 10 seconds and apply any changes (for example:<text:s/></text:span><text:span text:style-name="T19">Odd Value<text:s/></text:span><text:span text:style-name="T20">changed,<text:s/></text:span><text:span text:style-name="T21">Match</text:span><text:span text:style-name="T22"><text:s/>created or removed)</text:span></text:p>
      <text:p text:style-name="P2"><text:span text:style-name="T23">- You are free to use framework of your choice - React (recommended), AngularJS, Angular</text:span><text:span text:style-name="T24"/></text:p>
      <text:p text:style-name="P3"><text:span text:style-name="T25"/></text:p>
      <text:p text:style-name="P3"><text:span text:style-name="T26">Note: All words in italics match to properties in the data so that it's easier for you to navigate.</text:span></text:p>
      <text:p text:style-name="P3"><text:span text:style-name="T27"/></text:p>
      <text:p text:style-name="P3"><text:span text:style-name="T28">Please follow the best coding practices, principles, clean and readable code.</text:span></text:p>
      <text:p text:style-name="P3"><text:span text:style-name="T28">Good visual representation is considered a bonus, but is not a must.</text:span></text:p>
      <text:p text:style-name="P3"><text:span text:style-name="T28"><text:s/></text:span></text:p>
      <text:p text:style-name="P3"><text:span text:style-name="T28">Evaluation Criteria (in order of importance):</text:span></text:p>
      <text:p text:style-name="P3"><text:span text:style-name="T28">1. Application design/architecture</text:span></text:p>
      <text:p text:style-name="P3"><text:span text:style-name="T28">2. Code quality</text:span></text:p>
      <text:p text:style-name="P3"><text:span text:style-name="T28">3. Performance</text:span></text:p>
      <text:p text:style-name="P3"><text:span text:style-name="T29"/></text:p>
      <text:p text:style-name="P3"><text:span text:style-name="T30"><text:s/>Good luck and looking forward to your implementation.</text:span></text:p>
      <text:p text:style-name="P3"><text:span text:style-name="T30"><text:s/>Best regards,</text:span></text:p>
      <text:p text:style-name="P3"><text:span text:style-name="T30">UltraPlay Front-End Team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